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Tutorial #2 - Working on your assignment</text:title></text:p>
      <text:p text:style-name="OrgTitle"/>
      <text:p text:style-name="OrgSubtitle"><text:initial-creator>Habib Ghaffari</text:initial-creator></text:p>
      <text:p text:style-name="OrgSubtitle"/>
      <text:p text:style-name="OrgSubtitle">2022-09-19 Mon</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2b132ab">1. Introduction</text:a></text:p>
          <text:p text:style-name="Contents_20_1"><text:a xlink:type="simple" xlink:href="#org6ea1546">2. Objective</text:a></text:p>
          <text:p text:style-name="Contents_20_1"><text:a xlink:type="simple" xlink:href="#org116798d">3. Learn how to work with <text:span text:style-name="OrgCode">Haskell</text:span></text:a></text:p>
          <text:p text:style-name="Contents_20_2"><text:a xlink:type="simple" xlink:href="#orge30e005">3.1. Installing <text:span text:style-name="OrgCode">Haskell</text:span> interpreter</text:a></text:p>
          <text:p text:style-name="Contents_20_2"><text:a xlink:type="simple" xlink:href="#orgf495b9b">3.2. Introduction to <text:span text:style-name="OrgCode">Haskell</text:span> programming</text:a></text:p>
          <text:p text:style-name="Contents_20_2"><text:a xlink:type="simple" xlink:href="#org8194a02">3.3. Naming Conventions in Haskell</text:a></text:p>
          <text:p text:style-name="Contents_20_1"><text:a xlink:type="simple" xlink:href="#org9d1a672">4. Language Definition</text:a></text:p>
        </text:index-body>
      </text:table-of-content>
      <text:h text:style-name="Heading_20_1" text:outline-level="1" text:is-list-header="false">
<text:bookmark-start text:name="OrgXref.org2b132ab"/>
<text:bookmark text:name="org2b132ab"/>Introduction
<text:bookmark-end text:name="OrgXref.org2b132ab"/></text:h>
      <text:p text:style-name="Text_20_body">The objective of this tutorial is to work on some examples that will help you
with your assignments. For this tutorial, I am still going to continue working
with <text:span text:style-name="OrgCode">Haskell</text:span>. The solutions we are presenting may/may not be related to your
assignment. It is your responsibility to find the relevance and try to figure out
how you could use it in your submissions. I am also going to give you a brief
introduction to the <text:span text:style-name="OrgCode">Hakell</text:span> while I am presenting this tutorial.
</text:p>
      <text:h text:style-name="Heading_20_1" text:outline-level="1" text:is-list-header="false">
<text:bookmark-start text:name="OrgXref.org6ea1546"/>
<text:bookmark text:name="org6ea1546"/>Objective
<text:bookmark-end text:name="OrgXref.org6ea1546"/></text:h>
      <text:list text:style-name="OrgBulletedList" text:continue-numbering="false">
        <text:list-item>
          <text:p text:style-name="Text_20_body">Becoming familiar with <text:span text:style-name="OrgCode">Haskell</text:span>.
</text:p>
        </text:list-item>
        <text:list-item>
          <text:p text:style-name="Text_20_body">Learn how to expand the regular expression based on what we defined last
week.
</text:p>
        </text:list-item>
        <text:list-item>
          <text:p text:style-name="Text_20_body">Learn to apply <text:span text:style-name="OrgCode">BNF</text:span> for our definitions.
</text:p>
        </text:list-item>
        <text:list-item>
          <text:p text:style-name="Text_20_body">Learn how to use <text:span text:style-name="OrgCode">Haskell</text:span> for the implementation of a recursive parser to
parse our expressions.
</text:p>
        </text:list-item>
      </text:list>
      <text:h text:style-name="Heading_20_1" text:outline-level="1" text:is-list-header="false">
<text:bookmark-start text:name="OrgXref.org116798d"/>
<text:bookmark text:name="org116798d"/>Learn how to work with <text:span text:style-name="OrgCode">Haskell</text:span>
<text:bookmark-end text:name="OrgXref.org116798d"/></text:h>
      <text:h text:style-name="Heading_20_2" text:outline-level="2" text:is-list-header="false">
<text:bookmark-start text:name="OrgXref.orge30e005"/>
<text:bookmark text:name="orge30e005"/>Installing <text:span text:style-name="OrgCode">Haskell</text:span> interpreter
<text:bookmark-end text:name="OrgXref.orge30e005"/></text:h>
      <text:p text:style-name="Text_20_body"><text:span text:style-name="OrgCode">GHCI</text:span> is <text:span text:style-name="OrgCode">Haskell</text:span> interpreter It is an interactive environment, in which
<text:span text:style-name="OrgCode">Haskell</text:span> expressions can be interactively evaluated and programs can be
interpreter. But in order to have the most stable installation, we recommend
you install <text:span text:style-name="OrgCode">GHCI</text:span> using <text:span text:style-name="OrgCode">Stack</text:span>.
</text:p>
      <text:p text:style-name="Text_20_body"><text:span text:style-name="OrgCode">Stack</text:span> is a cross-platform program for developing Haskell projects. It is
aimed at Haskellers both new and experienced. In order to install <text:span text:style-name="OrgCode">Stack</text:span> you
can download it for your machine and the OS you are using from <text:a xlink:type="simple" xlink:href="https://docs.haskellstack.org/en/stable/README/">here</text:a>.
</text:p>
      <text:p text:style-name="Text_20_body">After installation of <text:span text:style-name="OrgCode">Stack</text:span> there are some other things that you can do in
order to take the best out of it. One of the best IDEs for <text:span text:style-name="OrgCode">Haskell</text:span>
implementation is <text:span text:style-name="OrgCode">IntelliJ IDEA</text:span>. In order to make <text:span text:style-name="OrgCode">Stack</text:span> work properly
with this IDE follow the instruction below.
</text:p>
      <text:list text:style-name="OrgBulletedList" text:continue-numbering="false">
        <text:list-item>
          <text:p text:style-name="Text_20_body">Open your <text:span text:style-name="OrgCode">Terminal</text:span> or <text:span text:style-name="OrgCode">Command Prompt</text:span> and run the following command
</text:p>
        </text:list-item>
      </text:list>
      <text:p text:style-name="OrgSrcBlockLastLine">stack<text:s/>install<text:s/>hindent<text:s/>stylish-haskell</text:p>
      <text:list text:style-name="OrgBulletedList" text:continue-numbering="false">
        <text:list-item>
          <text:p text:style-name="Text_20_body">Download and install <text:span text:style-name="OrgCode">IntelliJ IDEA</text:span>. Since you are a student you can use
<text:span text:style-name="OrgCode">IDEA</text:span> and other IDEs of <text:span text:style-name="OrgCode">IntelliJ</text:span> for free as long as you use your
academic email address. The process is straightforward. Just register for
an account in IntelliJ's website and apply for an activation license. You may
ask to renew your license annually.
</text:p>
        </text:list-item>
        <text:list-item>
          <text:p text:style-name="Text_20_body">Open <text:span text:style-name="OrgCode">IDEA</text:span> and install <text:span text:style-name="OrgCode">Intellij-Haskell</text:span> plugin and restart the IDE.
</text:p>
        </text:list-item>
        <text:list-item>
          <text:p text:style-name="Text_20_body">Open the <text:span text:style-name="OrgCode">IDEA</text:span> again and make a new project.
</text:p>
          <text:list text:style-name="OrgBulletedList" text:continue-numbering="true">
            <text:list-item>
              <text:p text:style-name="Text_20_body">Select <text:span text:style-name="OrgCode">Stack binary</text:span>.
</text:p>
            </text:list-item>
            <text:list-item>
              <text:p text:style-name="Text_20_body">In the next step choose the proper <text:span text:style-name="OrgCode">SDK</text:span>. Most of the time <text:span text:style-name="OrgCode">IDEA</text:span>
automatically going to detect the stack path. If not just manually select
it.
</text:p>
            </text:list-item>
          </text:list>
        </text:list-item>
      </text:list>
      <text:p text:style-name="Text_20_body">Now you are ready to start working with <text:span text:style-name="OrgCode">IDEA</text:span> and <text:span text:style-name="OrgCode">Haskell</text:span> programming.
</text:p>
      <text:p text:style-name="Text_20_body"><text:span text:style-name="Bold">Note:</text:span> You can also use other IDEs such as <text:span text:style-name="OrgCode">VSCode</text:span> while using <text:span text:style-name="OrgCode">Stack</text:span>. For
that just try to find the proper instruction to configure your IDE.
</text:p>
      <text:p text:style-name="Text_20_body">Now it is time to do some <text:span text:style-name="OrgCode">Haskell</text:span> programming.
</text:p>
      <text:h text:style-name="Heading_20_2" text:outline-level="2" text:is-list-header="false">
<text:bookmark-start text:name="OrgXref.orgf495b9b"/>
<text:bookmark text:name="orgf495b9b"/>Introduction to <text:span text:style-name="OrgCode">Haskell</text:span> programming
<text:bookmark-end text:name="OrgXref.orgf495b9b"/></text:h>
      <text:p text:style-name="Text_20_body">The best resources to learn <text:span text:style-name="OrgCode">haskell</text:span> programming are listed below:
</text:p>
      <text:list text:style-name="OrgBulletedList" text:continue-numbering="false">
        <text:list-item>
          <text:p text:style-name="Text_20_body"><text:a xlink:type="simple" xlink:href="http://learnyouahaskell.com">http://learnyouahaskell.com</text:a>
</text:p>
        </text:list-item>
        <text:list-item>
          <text:p text:style-name="Text_20_body"><text:a xlink:type="simple" xlink:href="https://wiki.haskell.org/Learning_Haskell">https://wiki.haskell.org/Learning_Haskell</text:a>
</text:p>
        </text:list-item>
      </text:list>
      <text:p text:style-name="Text_20_body">Here we are going to do some live coding which will introduce you to the <text:span text:style-name="OrgCode">types</text:span>
and <text:span text:style-name="OrgCode">typeclasses</text:span> as well as <text:span text:style-name="OrgCode">Algebraic Data types</text:span>.
</text:p>
      <text:p text:style-name="Text_20_body">You can check the example <text:a xlink:type="simple" xlink:href="./sample.hs">hs</text:a> file later if you want to review the material.
</text:p>
      <text:p text:style-name="Text_20_body">Let's define <text:span text:style-name="OrgCode">Efficiency</text:span> and <text:span text:style-name="OrgCode">Safety</text:span>.
</text:p>
      <text:list text:style-name="OrgBulletedList" text:continue-numbering="false">
        <text:list-item>
          <text:p text:style-name="Text_20_body"><text:span text:style-name="Bold">Efficiency</text:span> means ease of use for the programmer, and ease of achieving the
programming goals.
</text:p>
        </text:list-item>
        <text:list-item>
          <text:p text:style-name="Text_20_body"><text:span text:style-name="Bold">Safety</text:span> means no unintended errors.
</text:p>
        </text:list-item>
      </text:list>
      <text:list text:style-name="OrgBulletedList" text:continue-numbering="false">
        <text:list-item>
          <text:p text:style-name="Text_20_body"><text:span text:style-name="OrgCode">Haskell</text:span> is a statically typed language. This means that the type errors
can be caught at compile time. This makes <text:span text:style-name="OrgCode">Haskell</text:span> a very safe language to
work with.
</text:p>
        </text:list-item>
        <text:list-item>
          <text:p text:style-name="Text_20_body">The <text:span text:style-name="OrgCode">Haskell</text:span> interpreter can usually infer the types of expressions based
on the definitions you are making. In this manner, <text:span text:style-name="OrgCode">Haskell</text:span> can be
consider <text:span text:style-name="OrgCode">Efficient</text:span> programming language. However, for more
complicated functions and in most of the cases, it is better to write out
the type signature of a function. It means more work for the developer
which means less efficient programming language.
</text:p>
        </text:list-item>
        <text:list-item>
          <text:p text:style-name="Text_20_body">Indention is mandatory in <text:span text:style-name="OrgCode">Haskell</text:span>. Without <text:span text:style-name="OrgCode">Indention</text:span> the interpreter
may not able to detect the function definition, pattern matchings, etc
without indention. Mandatory indention makes programming harder unless you
use a proper IDE. Therefore in this matter, <text:span text:style-name="OrgCode">Haskell</text:span> is not an <text:span text:style-name="OrgCode">Efficient</text:span>
programming language.
</text:p>
        </text:list-item>
        <text:list-item>
          <text:p text:style-name="Text_20_body"><text:span text:style-name="OrgCode">Haskell</text:span> can be written using braces and semi-colons, just like <text:span text:style-name="OrgCode">C</text:span>.
However, no one does. Instead, the “layout” rule is used, where spaces
represent scope. The general rule is: always indent. When the compiler
complains, indent more. Based on this we can say <text:span text:style-name="OrgCode">Haskell</text:span> has some sort of
<text:span text:style-name="OrgCode">Efficiency</text:span> for programmers as well.
</text:p>
        </text:list-item>
        <text:list-item>
          <text:p text:style-name="Text_20_body"><text:span text:style-name="OrgCode">Haskell</text:span> uses Generational garbage collection (GC). In fact, it has
one of the fastest garbage collection strategies known as nursery. However,
it use a bit more space to handle the garbage collection. But it is not
important for us when we are talking about <text:span text:style-name="OrgCode">safety</text:span>. So we could consider
<text:span text:style-name="OrgCode">Haskell</text:span> as a very <text:span text:style-name="OrgCode">safe</text:span> programming language. For more information about
garbage collection read the following link:
</text:p>
          <text:p text:style-name="Text_20_body"><text:a xlink:type="simple" xlink:href="https://www.channable.com/tech/lessons-in-managing-haskell-memory">https://www.channable.com/tech/lessons-in-managing-haskell-memory</text:a>
</text:p>
        </text:list-item>
      </text:list>
      <text:p text:style-name="Text_20_body">Here I tried to cover some of the tasks you need to do for questions number 1 to
number 5. It is just a matter of investigation and figuring out how could you
compare <text:span text:style-name="OrgCode">efficiency</text:span> vs <text:span text:style-name="OrgCode">safety</text:span> when it comes to <text:span text:style-name="OrgCode">Python</text:span>.
</text:p>
      <text:h text:style-name="Heading_20_2" text:outline-level="2" text:is-list-header="false">
<text:bookmark-start text:name="OrgXref.org8194a02"/>
<text:bookmark text:name="org8194a02"/>Naming Conventions in Haskell
<text:bookmark-end text:name="OrgXref.org8194a02"/></text:h>
      <text:p text:style-name="Text_20_body">Names in Haskell must satisfy the following simple rules:
</text:p>
      <text:list text:style-name="OrgBulletedList" text:continue-numbering="false">
        <text:list-item>
          <text:p text:style-name="Text_20_body">Types and typeclasses must start with an uppercase letter
</text:p>
        </text:list-item>
        <text:list-item>
          <text:p text:style-name="Text_20_body">Functions and variables must start with a lowercase letter
</text:p>
        </text:list-item>
        <text:list-item>
          <text:p text:style-name="Text_20_body">Top-level operator functions must start with any allowed symbol except for
<text:span text:style-name="OrgCode">:</text:span>.
</text:p>
        </text:list-item>
        <text:list-item>
          <text:p text:style-name="Text_20_body">Constructors as operators must start with <text:span text:style-name="OrgCode">:</text:span>.
</text:p>
        </text:list-item>
      </text:list>
      <text:p text:style-name="Text_20_body">Additionally, functions follow the <text:span text:style-name="OrgCode">lowerCamelCase</text:span> style and types follow the
<text:span text:style-name="OrgCode">UpperCamelCase</text:span> style.
</text:p>
      <text:p text:style-name="Text_20_body">Lets consider Types / typeclasses / Functions / variables as identifiers. Now
lets define <text:span text:style-name="OrgCode">Haskell</text:span> identifiers using the <text:span text:style-name="OrgCode">EBNF</text:span>:
</text:p>
      <text:p text:style-name="OrgSrcBlock">&lt;H_ID&gt;<text:s/>::=<text:s/>&lt;head&gt;<text:s/>{&lt;tail&gt;}</text:p>
      <text:p text:style-name="OrgSrcBlock">&lt;head&gt;<text:s/>::=<text:s/>&lt;upper&gt;<text:s/>|<text:s/>&lt;lower&gt;</text:p>
      <text:p text:style-name="OrgSrcBlock">&lt;tail&gt;<text:s/>::=<text:s/>&lt;upper&gt;<text:s/>|<text:s/>&lt;lower&gt;<text:s/>|<text:s/>&lt;special&gt;<text:s/>|<text:s/>&lt;digits&gt;<text:s/>|<text:s/>'</text:p>
      <text:p text:style-name="OrgSrcBlock">&lt;lower&gt;<text:s/>::=<text:s/>a<text:s/>|<text:s/>b<text:s/>|<text:s/>c<text:s/>|<text:s/>d<text:s/>|<text:s/>e<text:s/>|<text:s/>f<text:s/>|<text:s/>g<text:s/>|<text:s/>h<text:s/>|<text:s/>i<text:s/>|<text:s/>j<text:s/>|<text:s/>k<text:s/>|<text:s/>l<text:s/>|<text:s/>m<text:s/>|<text:s/>n<text:s/>|<text:s/>o<text:s/>|<text:s/>p<text:s/>|<text:s/>q<text:s/>|<text:s/>r<text:s/>|<text:s/>s<text:s/>|<text:s/>t<text:s/>|<text:s/>u<text:s/>|<text:s/>v<text:s/>|<text:s/>w<text:s/>|<text:s/>x<text:s/>|<text:s/>y<text:s/>|<text:s/>z<text:s/>|<text:s/>_<text:s/><text:s/>(a-z)<text:s/>is<text:s/>accepted</text:p>
      <text:p text:style-name="OrgSrcBlock">&lt;upper&gt;<text:s/>::=<text:s/>A<text:s/>|<text:s/>B<text:s/>|<text:s/>C<text:s/>|<text:s/>D<text:s/>|<text:s/>E<text:s/>|<text:s/>F<text:s/>|<text:s/>G<text:s/>|<text:s/>H<text:s/>|<text:s/>I<text:s/>|<text:s/>J<text:s/>|<text:s/>K<text:s/>|<text:s/>L<text:s/>|<text:s/>M<text:s/>|<text:s/>N<text:s/>|<text:s/>O<text:s/>|<text:s/>P<text:s/>|<text:s/>Q<text:s/>|<text:s/>R<text:s/>|<text:s/>S<text:s/>|<text:s/>T<text:s/>|<text:s/>U<text:s/>|<text:s/>V<text:s/>|<text:s/>W<text:s/>|<text:s/>X<text:s/>|<text:s/>Y<text:s/>|<text:s/>Z<text:s/>(A-Z)<text:s/>is<text:s/>accepted</text:p>
      <text:p text:style-name="OrgSrcBlockLastLine">&lt;digits&gt;<text:s/>::=<text:s/>0<text:s/>|<text:s/>1<text:s/>|<text:s/>2<text:s/>|<text:s/>3<text:s/>|<text:s/>4<text:s/>|<text:s/>5<text:s/>|<text:s/>6<text:s/>|<text:s/>7<text:s/>|<text:s/>8<text:s/>|<text:s/>9<text:s/><text:s/>(0-9)<text:s/>is<text:s/>accepted</text:p>
      <text:p text:style-name="Text_20_body">What if we want to use <text:span text:style-name="OrgCode">BNF</text:span>:
</text:p>
      <text:p text:style-name="OrgSrcBlock">Functions<text:s/>and<text:s/>Variables<text:s/><text:s/>#<text:s/>&lt;H_ID&gt;<text:s/>::=<text:s/>&lt;head&gt;[&lt;tail&gt;]</text:p>
      <text:p text:style-name="OrgSrcBlock"><text:s/><text:s/><text:s/><text:s/><text:s/><text:s/><text:s/><text:s/><text:s/><text:s/><text:s/><text:s/><text:s/><text:s/><text:s/><text:s/><text:s/><text:s/><text:s/><text:s/><text:s/><text:s/><text:s/><text:s/><text:s/><text:s/><text:s/>&lt;head&gt;<text:s/>::=<text:s/>&lt;lower&gt;</text:p>
      <text:p text:style-name="OrgSrcBlock"><text:s/><text:s/><text:s/><text:s/><text:s/><text:s/><text:s/><text:s/><text:s/><text:s/><text:s/><text:s/><text:s/><text:s/><text:s/><text:s/><text:s/><text:s/><text:s/><text:s/><text:s/><text:s/><text:s/><text:s/><text:s/><text:s/><text:s/>&lt;tail&gt;<text:s/>::=<text:s/>&lt;lower&gt;<text:s/>|<text:s/>&lt;upper&gt;</text:p>
      <text:p text:style-name="OrgSrcBlockLastLine"><text:s/><text:s/><text:s/><text:s/><text:s/><text:s/><text:s/><text:s/><text:s/><text:s/><text:s/><text:s/><text:s/><text:s/><text:s/><text:s/><text:s/><text:s/><text:s/><text:s/><text:s/><text:s/><text:s/><text:s/><text:s/><text:s/><text:s/>...</text:p>
      <text:p text:style-name="Text_20_body">Exercise: Consider how we define the variable above, and try to  define the
following token:
</text:p>
      <text:list text:style-name="OrgBulletedList" text:continue-numbering="false">
        <text:list-item>
          <text:p text:style-name="Text_20_body">Unsigned integers with leading zeros allowed (Such as 0, 0001, 1, 200, 0220 etc.)
</text:p>
        </text:list-item>
      </text:list>
      <text:p text:style-name="Text_20_body">Make sure you check the <text:span text:style-name="OrgCode">Help</text:span> page when you staring answering the questions.
You may find lots of useful information. Here is the link:
</text:p>
      <text:p text:style-name="Text_20_body"><text:a xlink:type="simple" xlink:href="http://www.cas.mcmaster.ca/~franek/courses/cs3mi3/help/help.cgi">http://www.cas.mcmaster.ca/~franek/courses/cs3mi3/help/help.cgi</text:a>
</text:p>
      <text:p text:style-name="Text_20_body">But you need to sign-in to see the information.
</text:p>
      <text:h text:style-name="Heading_20_1" text:outline-level="1" text:is-list-header="false">
<text:bookmark-start text:name="OrgXref.org9d1a672"/>
<text:bookmark text:name="org9d1a672"/>Language Definition
<text:bookmark-end text:name="OrgXref.org9d1a672"/></text:h>
      <text:p text:style-name="Text_20_body">Let's jump to the language we started to define last week. Here is what we did
two weeks ago to refresh your mind:
</text:p>
      <text:p text:style-name="OrgSrcBlock">t<text:s/>::=<text:s/><text:s/><text:s/><text:s/><text:s/><text:s/><text:s/><text:s/><text:s/><text:s/><text:s/><text:s/><text:s/><text:s/><text:s/><text:s/><text:s/><text:s/><text:s/><text:s/><text:s/><text:s/><text:s/><text:s/><text:s/><text:s/><text:s/><text:s/><text:s/>Term</text:p>
      <text:p text:style-name="OrgSrcBlock"><text:s/><text:s/><text:s/><text:s/><text:s/><text:s/><text:s/><text:s/>true<text:s/><text:s/><text:s/><text:s/><text:s/><text:s/><text:s/><text:s/><text:s/><text:s/><text:s/><text:s/><text:s/><text:s/><text:s/><text:s/><text:s/><text:s/><text:s/><text:s/><text:s/><text:s/>Constant<text:s/>True</text:p>
      <text:p text:style-name="OrgSrcBlock"><text:s/><text:s/><text:s/><text:s/><text:s/><text:s/><text:s/><text:s/>false<text:s/><text:s/><text:s/><text:s/><text:s/><text:s/><text:s/><text:s/><text:s/><text:s/><text:s/><text:s/><text:s/><text:s/><text:s/><text:s/><text:s/><text:s/><text:s/><text:s/><text:s/>Constant<text:s/>False</text:p>
      <text:p text:style-name="OrgSrcBlock"><text:s/><text:s/><text:s/><text:s/><text:s/><text:s/><text:s/><text:s/>if<text:s/>t<text:s/>then<text:s/>t<text:s/>else<text:s/>t<text:s/><text:s/><text:s/><text:s/><text:s/><text:s/><text:s/><text:s/>Conditional<text:s/>Expression</text:p>
      <text:p text:style-name="OrgSrcBlock"><text:s/><text:s/><text:s/><text:s/><text:s/><text:s/><text:s/><text:s/>0<text:s/><text:s/><text:s/><text:s/><text:s/><text:s/><text:s/><text:s/><text:s/><text:s/><text:s/><text:s/><text:s/><text:s/><text:s/><text:s/><text:s/><text:s/><text:s/><text:s/><text:s/><text:s/><text:s/><text:s/><text:s/>Zero</text:p>
      <text:p text:style-name="OrgSrcBlock"><text:s/><text:s/><text:s/><text:s/><text:s/><text:s/><text:s/><text:s/>succ<text:s/>t<text:s/><text:s/><text:s/><text:s/><text:s/><text:s/><text:s/><text:s/><text:s/><text:s/><text:s/><text:s/><text:s/><text:s/><text:s/><text:s/><text:s/><text:s/><text:s/><text:s/>Successor</text:p>
      <text:p text:style-name="OrgSrcBlock"><text:s/><text:s/><text:s/><text:s/><text:s/><text:s/><text:s/><text:s/>pred<text:s/>t<text:s/><text:s/><text:s/><text:s/><text:s/><text:s/><text:s/><text:s/><text:s/><text:s/><text:s/><text:s/><text:s/><text:s/><text:s/><text:s/><text:s/><text:s/><text:s/><text:s/>Predecessor</text:p>
      <text:p text:style-name="OrgSrcBlockLastLine"><text:s/><text:s/><text:s/><text:s/><text:s/><text:s/><text:s/><text:s/>iszero<text:s/>t<text:s/><text:s/><text:s/><text:s/><text:s/><text:s/><text:s/><text:s/><text:s/><text:s/><text:s/><text:s/><text:s/><text:s/><text:s/><text:s/><text:s/><text:s/>Zero<text:s/>Test</text:p>
      <text:p text:style-name="Text_20_body">The only thing we do not have here is a strategy to write this language as a
text file such that an interpreter is able to read it and then evaluate it for
us. I am going to use the same strategy introduce in this file for tokens:
</text:p>
      <text:p text:style-name="OrgSrcBlock">EOI<text:s/>=<text:s/>0<text:s/>#<text:s/>Enf<text:s/>of<text:s/>input</text:p>
      <text:p text:style-name="OrgSrcBlock">T<text:s/>=<text:s/>1<text:s/>#<text:s/>True</text:p>
      <text:p text:style-name="OrgSrcBlock">F<text:s/>=<text:s/>2<text:s/>#<text:s/>False</text:p>
      <text:p text:style-name="OrgSrcBlock">Z<text:s/>=<text:s/>3<text:s/>#<text:s/>Zero</text:p>
      <text:p text:style-name="OrgSrcBlock">Succ<text:s/>=<text:s/>4<text:s/>#<text:s/>Successor</text:p>
      <text:p text:style-name="OrgSrcBlock">Pred<text:s/>=<text:s/>5<text:s/>#<text:s/>Predecessor</text:p>
      <text:p text:style-name="OrgSrcBlock">IsZero<text:s/>=<text:s/>6<text:s/>#<text:s/>Zero<text:s/>Test</text:p>
      <text:p text:style-name="OrgSrcBlockLastLine">IfThenElse<text:s/>=<text:s/>7<text:s/><text:s/>#<text:s/>Conditional<text:s/>Expression</text:p>
      <text:p text:style-name="Text_20_body">Here is my grammar:
</text:p>
      <text:p text:style-name="OrgSrcBlock">expersion<text:s/><text:s/><text:s/>:<text:s/>term<text:s/>|<text:s/>termTail</text:p>
      <text:p text:style-name="OrgSrcBlock">termTail<text:s/><text:s/><text:s/><text:s/>:<text:s/>Succ<text:s/>term<text:s/>|<text:s/>Pred<text:s/>term<text:s/>|<text:s/>isZero<text:s/>term<text:s/>|<text:s/>ifThenElse<text:s/>term<text:s/>term<text:s/>term</text:p>
      <text:p text:style-name="OrgSrcBlockLastLine">term<text:s/><text:s/><text:s/><text:s/><text:s/><text:s/><text:s/><text:s/>:<text:s/>T<text:s/>|<text:s/>F<text:s/>|<text:s/>Z</text:p>
      <text:p text:style-name="Text_20_body">Now it is more clear. Right!
</text:p>
      <text:p text:style-name="Text_20_body">Let's see how we could recursively read an expression and evaluate it in <text:span text:style-name="OrgCode">Haskell</text:span>:
</text:p>
      <text:p text:style-name="OrgSrcBlock"><text:span text:style-name="OrgSrcHaskellKeywordFace">data</text:span><text:s/><text:span text:style-name="OrgSrcHaskellTypeFace">Term</text:span><text:s/><text:span text:style-name="OrgSrcHaskellOperatorFace">=</text:span></text:p>
      <text:p text:style-name="OrgSrcBlock"><text:s/><text:s/><text:s/><text:s/><text:span text:style-name="OrgSrcHaskellConstructorFace">T</text:span></text:p>
      <text:p text:style-name="OrgSrcBlock"><text:s/><text:s/><text:span text:style-name="OrgSrcHaskellOperatorFace">|</text:span><text:s/><text:span text:style-name="OrgSrcHaskellConstructorFace">F</text:span></text:p>
      <text:p text:style-name="OrgSrcBlock"><text:s/><text:s/><text:span text:style-name="OrgSrcHaskellOperatorFace">|</text:span><text:s/><text:span text:style-name="OrgSrcHaskellConstructorFace">Z</text:span></text:p>
      <text:p text:style-name="OrgSrcBlock"><text:s/><text:s/><text:span text:style-name="OrgSrcHaskellOperatorFace">|</text:span><text:s/><text:span text:style-name="OrgSrcHaskellConstructorFace">Succ</text:span><text:s/>term<text:s/></text:p>
      <text:p text:style-name="OrgSrcBlock"><text:s/><text:s/><text:span text:style-name="OrgSrcHaskellOperatorFace">|</text:span><text:s/><text:span text:style-name="OrgSrcHaskellConstructorFace">Pred</text:span><text:s/>term</text:p>
      <text:p text:style-name="OrgSrcBlock"><text:s/><text:s/><text:span text:style-name="OrgSrcHaskellOperatorFace">|</text:span><text:s/><text:span text:style-name="OrgSrcHaskellConstructorFace">IsZero</text:span><text:s/>term</text:p>
      <text:p text:style-name="OrgSrcBlockLastLine"><text:s/><text:s/><text:span text:style-name="OrgSrcHaskellOperatorFace">|</text:span><text:s/><text:span text:style-name="OrgSrcHaskellConstructorFace">IfThenElse</text:span><text:s/>term<text:s/>term<text:s/>term</text:p>
      <text:p text:style-name="Text_20_body">Here are some expressions defined based on the above languge:
</text:p>
      <text:p text:style-name="OrgSrcBlock"><text:span text:style-name="OrgSrcHaskellDefinitionFace">expr1</text:span><text:s/><text:span text:style-name="OrgSrcHaskellOperatorFace">::</text:span><text:s/><text:span text:style-name="OrgSrcHaskellTypeFace">Term</text:span></text:p>
      <text:p text:style-name="OrgSrcBlock"><text:span text:style-name="OrgSrcHaskellDefinitionFace">expr1</text:span><text:s/><text:span text:style-name="OrgSrcHaskellOperatorFace">=</text:span><text:s/><text:span text:style-name="OrgSrcHaskellConstructorFace">Succ</text:span><text:s/><text:span text:style-name="OrgSrcRainbowDelimitersDepth1Face">(</text:span><text:span text:style-name="OrgSrcHaskellConstructorFace">Succ</text:span><text:s/><text:span text:style-name="OrgSrcRainbowDelimitersDepth2Face">(</text:span><text:span text:style-name="OrgSrcHaskellConstructorFace">Succ</text:span><text:s/><text:span text:style-name="OrgSrcHaskellConstructorFace">Z</text:span><text:span text:style-name="OrgSrcRainbowDelimitersDepth2Face">)</text:span><text:span text:style-name="OrgSrcRainbowDelimitersDepth1Face">)</text:span></text:p>
      <text:p text:style-name="OrgSrcBlock"/>
      <text:p text:style-name="OrgSrcBlock"><text:span text:style-name="OrgSrcHaskellDefinitionFace">expr2</text:span><text:s/><text:span text:style-name="OrgSrcHaskellOperatorFace">::</text:span><text:s/><text:span text:style-name="OrgSrcHaskellTypeFace">Term</text:span></text:p>
      <text:p text:style-name="OrgSrcBlockLastLine"><text:span text:style-name="OrgSrcHaskellDefinitionFace">expr2</text:span><text:s/><text:span text:style-name="OrgSrcHaskellOperatorFace">=</text:span><text:s/>ifThenElse<text:s/><text:span text:style-name="OrgSrcHaskellConstructorFace">T</text:span><text:s/><text:span text:style-name="OrgSrcHaskellConstructorFace">Z</text:span><text:s/><text:span text:style-name="OrgSrcRainbowDelimitersDepth1Face">(</text:span><text:span text:style-name="OrgSrcHaskellConstructorFace">Suc</text:span><text:s/><text:span text:style-name="OrgSrcHaskellConstructorFace">Z</text:span><text:span text:style-name="OrgSrcRainbowDelimitersDepth1Face">)</text:span></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RainbowDelimitersDepth2Face" style:family="text">
      <style:text-properties fo:color="#bc6ec5"/>
    </style:style>
    <style:style style:name="OrgSrcRainbowDelimitersDepth1Face" style:family="text">
      <style:text-properties fo:color="#4f97d7"/>
    </style:style>
    <style:style style:name="OrgSrcHaskellDefinitionFace" style:family="text">
      <style:text-properties fo:color="#b2b2b2"/>
    </style:style>
    <style:style style:name="OrgSrcHaskellConstructorFace" style:family="text">
      <style:text-properties fo:color="#b2b2b2"/>
    </style:style>
    <style:style style:name="OrgSrcHaskellOperatorFace" style:family="text">
      <style:text-properties fo:color="#7590db"/>
    </style:style>
    <style:style style:name="OrgSrcHaskellTypeFace" style:family="text">
      <style:text-properties fo:color="#b2b2b2"/>
    </style:style>
    <style:style style:name="OrgSrcHaskellKeywordFace" style:family="text">
      <style:text-properties fo:color="#b2b2b2"/>
    </style:style>
    <style:style style:name="OrgSrcBlock" style:family="paragraph" style:parent-style-name="Preformatted_20_Text">
      <style:paragraph-properties fo:background-color="#292b2e" fo:padding="0.049cm" fo:border="0.51pt solid #000000" style:shadow="none">
        <style:background-image/>
      </style:paragraph-properties>
      <style:text-properties fo:color="#b2b2b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Habib Ghaffari</dc:creator>
    <meta:initial-creator>Habib Ghaffari</meta:initial-creator>
    <dc:date>2022-10-04T11:42:15</dc:date>
    <meta:creation-date>2022-10-04T11:42:15</meta:creation-date>
    <meta:generator>Emacs 28.1 (Org mode 9.5.2)</meta:generator>
    <meta:keyword/>
    <dc:subject/>
    <dc:title>Tutorial #2 - Working on your assignment</dc:title>
  </office:meta>
</office:document-meta>
</file>